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d8b95" officeooo:paragraph-rsid="001d8b95"/>
    </style:style>
    <style:style style:name="P2" style:family="paragraph" style:parent-style-name="Standard">
      <style:paragraph-properties fo:text-align="center" style:justify-single-word="false"/>
      <style:text-properties style:font-name="Liberation Sans" fo:font-size="22pt" fo:font-weight="bold" officeooo:rsid="001d8b95" officeooo:paragraph-rsid="001d8b95"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1d8b95" officeooo:paragraph-rsid="001d8b95" style:font-size-asian="14pt" style:font-weight-asian="bold" style:font-size-complex="14pt" style:font-weight-complex="bold"/>
    </style:style>
    <style:style style:name="P4" style:family="paragraph" style:parent-style-name="Text_20_body">
      <style:paragraph-properties fo:margin-left="0.794cm" fo:margin-right="0cm" fo:margin-top="0cm" fo:margin-bottom="0.318cm" style:contextual-spacing="false" fo:orphans="2" fo:widows="2" fo:text-indent="-0.794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5" style:family="paragraph" style:parent-style-name="Text_20_body">
      <style:paragraph-properties fo:margin-left="0.794cm" fo:margin-right="0cm" fo:margin-top="0cm" fo:margin-bottom="0.318cm" style:contextual-spacing="false" fo:orphans="2" fo:widows="2" fo:text-indent="-0.794cm" style:auto-text-indent="false"/>
      <style:text-properties fo:font-variant="normal" fo:text-transform="none" fo:color="#000000" style:font-name="Liberation Serif" fo:font-size="11pt" fo:letter-spacing="normal" style:font-size-asian="11pt" style:font-size-complex="11pt"/>
    </style:style>
    <style:style style:name="P6" style:family="paragraph" style:parent-style-name="Standard" style:list-style-name="L1">
      <style:paragraph-properties fo:text-align="justify" style:justify-single-word="false"/>
      <style:text-properties fo:color="#000000" style:font-name="Liberation Sans" fo:font-size="12pt" officeooo:rsid="001d8b95" officeooo:paragraph-rsid="001d8b95" style:font-size-asian="12pt" style:font-size-complex="12pt"/>
    </style:style>
    <style:style style:name="P7" style:family="paragraph" style:parent-style-name="Standard" style:list-style-name="L1">
      <style:paragraph-properties fo:text-align="justify" style:justify-single-word="false"/>
      <style:text-properties fo:color="#000000" style:font-name="Liberation Sans" fo:font-size="12pt" officeooo:rsid="001eaa59" officeooo:paragraph-rsid="001eaa59" style:font-size-asian="12pt" style:font-size-complex="12pt"/>
    </style:style>
    <style:style style:name="P8" style:family="paragraph" style:parent-style-name="Standard">
      <style:paragraph-properties fo:text-align="justify" style:justify-single-word="false"/>
      <style:text-properties fo:color="#000000" style:font-name="Liberation Sans" fo:font-size="11pt" fo:font-weight="normal" officeooo:rsid="001d8b95" officeooo:paragraph-rsid="001d8b95" style:font-size-asian="11pt" style:font-weight-asian="normal" style:font-size-complex="11pt" style:font-weight-complex="normal"/>
    </style:style>
    <style:style style:name="P9" style:family="paragraph" style:parent-style-name="Standard" style:list-style-name="L1">
      <style:paragraph-properties fo:text-align="justify" style:justify-single-word="false"/>
      <style:text-properties fo:font-variant="normal" fo:text-transform="none" fo:color="#000000" style:font-name="Liberation Sans" fo:font-size="12pt" fo:letter-spacing="normal" fo:font-style="normal" fo:font-weight="normal" officeooo:rsid="002061d3" officeooo:paragraph-rsid="002061d3" style:font-size-asian="12pt" style:font-size-complex="12pt"/>
    </style:style>
    <style:style style:name="P10" style:family="paragraph" style:parent-style-name="Standard">
      <style:paragraph-properties fo:text-align="justify" style:justify-single-word="false"/>
      <style:text-properties fo:font-variant="normal" fo:text-transform="none" fo:color="#000000" style:font-name="Liberation Sans" fo:font-size="12pt" fo:letter-spacing="normal" fo:font-style="normal" fo:font-weight="normal" officeooo:rsid="002061d3" officeooo:paragraph-rsid="002061d3" style:font-size-asian="12pt" style:font-size-complex="12pt"/>
    </style:style>
    <style:style style:name="P11" style:family="paragraph" style:parent-style-name="Standard">
      <style:paragraph-properties fo:text-align="center" style:justify-single-word="false"/>
      <style:text-properties style:font-name="Liberation Sans" fo:font-size="22pt" fo:font-weight="bold" officeooo:rsid="002550b3" officeooo:paragraph-rsid="002550b3" style:font-size-asian="22pt" style:font-weight-asian="bold" style:font-size-complex="22pt" style:font-weight-complex="bold"/>
    </style:style>
    <style:style style:name="P12" style:family="paragraph" style:parent-style-name="Text_20_body" style:list-style-name="L1">
      <style:paragraph-properties fo:text-align="justify" style:justify-single-word="false"/>
      <style:text-properties fo:font-variant="normal" fo:text-transform="none" fo:color="#000000" style:font-name="Liberation Sans" fo:font-size="12pt" fo:letter-spacing="normal" fo:font-style="normal" fo:font-weight="normal" officeooo:rsid="002061d3" officeooo:paragraph-rsid="002061d3" style:font-size-asian="12pt" style:font-size-complex="12pt"/>
    </style:style>
    <style:style style:name="P13"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bold" officeooo:rsid="002550b3" officeooo:paragraph-rsid="002550b3"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rsid="001d8b95" officeooo:paragraph-rsid="002550b3" style:font-size-asian="11pt" style:font-weight-asian="normal" style:font-size-complex="11pt" style:font-weight-complex="normal"/>
    </style:style>
    <style:style style:name="P15" style:family="paragraph" style:parent-style-name="Text_20_body" style:list-style-name="L2">
      <style:paragraph-properties fo:text-align="justify" style:justify-single-word="false"/>
      <style:text-properties fo:font-variant="normal" fo:text-transform="none" fo:color="#000000" style:font-name="Liberation Sans" fo:font-size="11pt" fo:letter-spacing="normal" fo:font-style="normal" fo:font-weight="normal" officeooo:rsid="001d8b95" officeooo:paragraph-rsid="002550b3" style:font-size-asian="11pt" style:font-weight-asian="normal" style:font-size-complex="11pt" style:font-weight-complex="normal"/>
    </style:style>
    <style:style style:name="P16" style:family="paragraph" style:parent-style-name="Text_20_body" style:list-style-name="L3">
      <style:paragraph-properties fo:text-align="start" style:justify-single-word="false" fo:orphans="2" fo:widows="2"/>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P17" style:family="paragraph" style:parent-style-name="Text_20_body" style:list-style-name="L3">
      <style:paragraph-properties fo:text-align="start" style:justify-single-word="false" fo:orphans="2" fo:widows="2"/>
      <style:text-properties fo:font-variant="normal" fo:text-transform="none" fo:color="#000000" style:font-name="Liberation Sans" fo:font-size="11pt" fo:letter-spacing="normal" fo:font-style="normal" fo:font-weight="normal" officeooo:paragraph-rsid="002550b3" style:font-size-asian="11pt" style:font-weight-asian="normal" style:font-size-complex="11pt" style:font-weight-complex="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style="normal" fo:font-weight="bold" style:font-size-asian="11pt" style:font-weight-asian="bold" style:font-size-complex="11pt" style:font-weight-complex="bold"/>
    </style:style>
    <style:style style:name="P1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style="normal" fo:font-weight="normal" officeooo:paragraph-rsid="002550b3" style:font-size-asian="11pt" style:font-weight-asian="normal" style:font-size-complex="11pt" style:font-weight-complex="normal"/>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ans" fo:font-size="11pt" fo:letter-spacing="normal" fo:font-weight="normal" style:font-size-asian="11pt" style:font-weight-asian="normal" style:font-size-complex="11pt" style:font-weight-complex="normal"/>
    </style:style>
    <style:style style:name="P22"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font-weight="bold" style:font-weight-asian="bold" style:font-weight-complex="bold"/>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bold"/>
    </style:style>
    <style:style style:name="T5" style:family="text">
      <style:text-properties fo:font-style="italic"/>
    </style:style>
    <style:style style:name="T6" style:family="text">
      <style:text-properties fo:font-style="italic" fo:font-weight="normal"/>
    </style:style>
    <style:style style:name="T7" style:family="text">
      <style:text-properties officeooo:rsid="002550b3"/>
    </style:style>
    <style:style style:name="T8" style:family="text">
      <style:text-properties style:font-name="Verdana" fo:font-size="9pt" fo:font-style="normal" fo:font-weight="bold"/>
    </style:style>
    <style:style style:name="T9" style:family="text">
      <style:text-properties fo:font-size="9pt" fo:font-style="normal" fo:font-weight="bold"/>
    </style:style>
    <style:style style:name="T10" style:family="text">
      <style:text-properties fo:color="#000000"/>
    </style:style>
    <style:style style:name="T11" style:family="text">
      <style:text-properties fo:color="#000000" style:font-name="Liberation Sans"/>
    </style:style>
    <style:style style:name="T12" style:family="text">
      <style:text-properties fo:color="#000000" style:font-name="Liberation Sans" fo:font-size="11pt" style:font-size-asian="11pt" style:font-size-complex="11pt"/>
    </style:style>
    <style:style style:name="T13" style:family="text">
      <style:text-properties fo:color="#000000" style:font-name="Liberation Sans" fo:font-size="11pt" fo:font-weight="bold" style:font-size-asian="11pt" style:font-weight-asian="bold" style:font-size-complex="11pt" style:font-weight-complex="bold"/>
    </style:style>
    <style:style style:name="T14" style:family="text">
      <style:text-properties fo:color="#000000" style:font-name="Liberation Sans" fo:font-size="11pt" fo:font-weight="normal" style:font-size-asian="11pt" style:font-weight-asian="normal" style:font-size-complex="11pt" style:font-weight-complex="normal"/>
    </style:style>
    <style:style style:name="T15" style:family="text">
      <style:text-properties officeooo:rsid="002582e2"/>
    </style:style>
    <style:style style:name="T16" style:family="text">
      <style:text-properties fo:font-variant="normal" fo:text-transform="none" fo:color="#000000" style:font-name="Liberation Sans" fo:font-size="11pt" fo:letter-spacing="normal" fo:font-style="normal" fo:font-weight="normal" style:font-size-asian="11pt" style:font-weight-asian="normal" style:font-size-complex="11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ituto Politecnico Naional </text:p>
      <text:p text:style-name="P3">Escuela Superior de Cómputo</text:p>
      <text:p text:style-name="P1"/>
      <text:p text:style-name="P1">Sistemas Distribuidos</text:p>
      <text:p text:style-name="P2">Tarea </text:p>
      <text:p text:style-name="P11">Statements</text:p>
      <text:p text:style-name="P1"/>
      <text:p text:style-name="P1"/>
      <text:p text:style-name="P1">Juan Carlos Jirón Juárez</text:p>
      <text:p text:style-name="P8"/>
      <text:p text:style-name="P13">Introducción</text:p>
      <text:p text:style-name="P14"><text:span text:style-name="T7">U</text:span>n objeto Statement se usa para enviar sentencias SQL a la base de datos. Actualmente hay tres tipos de objetos Statement, todos los cuales actúan como contenedores para la ejecución de sentencias en una conexión dada: <text:span text:style-name="T1">Statement</text:span>, <text:span text:style-name="T1">PreparedStatement</text:span> que hereda de Statement y <text:span text:style-name="T1">CallableStatement</text:span> que hereda de PreparedStatement. Estas estàn especializadas para enviar tipos particulares de sentencias SQL.</text:p>
      <text:list xml:id="list555465870431580500" text:style-name="L2">
        <text:list-item>
          <text:p text:style-name="P15">Un objeto Statement se usa para ejecutar una sentencia SQL simple sin parámetros. </text:p>
        </text:list-item>
        <text:list-item>
          <text:p text:style-name="P15">Un objeto PreparedStatement se usa para ejecutar sentencias SQL precompiladas con o sin parámetros IN. </text:p>
        </text:list-item>
        <text:list-item>
          <text:p text:style-name="P15"><text:span text:style-name="T7">U</text:span>n objeto CallableStatement se usa para ejecutar un procedimieno de base de datos almacenado.</text:p>
        </text:list-item>
      </text:list>
      <text:p text:style-name="P19">La interfase Statement suminstra métodos básicos para ejecutar sentencias y devolver resultados. La interfase PreparedStatement añade métodos para trabajat con los parámetros IN; y la interfase CallableStatement añade métodos para trabajar con parameters OUT.</text:p>
      <text:p text:style-name="P19"/>
      <text:p text:style-name="P18">Creación de objetos Statement</text:p>
      <text:p text:style-name="P19">Una vez establecida la conexión con una base de datos particular, esta conexión puede usarse para enviar sentencias SQL. Un objeto Statement se crea mediante el método de Connection createStatement, como podemos ver en el siguiente fragmento de código.</text:p>
      <text:p text:style-name="P19">Connection con = DriverManager.getConnection(url, "sunny", "");<text:line-break/>Statement stmt = con.createStatement();</text:p>
      <text:p text:style-name="P19">La sentencia SQL que será enviada a la base de datos es alimentada como un argumento a uno de los métodos de ejecución del objeto Statement. Por ejemplo:</text:p>
      <text:p text:style-name="P19">ResultSet rs = stmt.executeQuery("SELECT a, b, c FROM Table2");</text:p>
      <text:p text:style-name="P20"><text:line-break/></text:p>
      <text:p text:style-name="P20"/>
      <text:p text:style-name="P20"><text:soft-page-break/>Ejecución de sentencias usando objetos Statement.</text:p>
      <text:p text:style-name="P19">La interfase Statement nos suministra tres métodos diferentes para ejecutar sentencias SQL, <text:span text:style-name="T1">executeQuery</text:span>, <text:span text:style-name="T1">executeUpdate</text:span> y <text:span text:style-name="T1">execute</text:span>. El método a usar esta determinado por el producto de la sentencia SQL</text:p>
      <text:list xml:id="list6358342161402875214" text:style-name="L3">
        <text:list-item>
          <text:p text:style-name="P17">El método executeQuery esta diseñado para sentencias que producen como resultado un único <text:span text:style-name="T7">R</text:span>esult<text:span text:style-name="T7">S</text:span>et tal como las sentencias SELECT.</text:p>
        </text:list-item>
        <text:list-item>
          <text:p text:style-name="P17">El método executeUpdate se usa para ejecutar sentencias INSERT, UPDATE ó DELETE así como sentencias SQL DDL (Data Definition Language) como CREATE TABLE o DROP TABLE. El efecto de una sentencia INSERT, UPDATE o DELETE es una modificación de una o más columnas en cero o más filas de una tabla. El valor devuelto de executeUpdate es un entero que indica el número de filas que han sido afectadas (referido como update count). Para sentencias tales como CREATE TABLE o DROP TABLE, que no operan sobre filas, le valor devuelto por executeUpdate es siempre cero.</text:p>
        </text:list-item>
        <text:list-item>
          <text:p text:style-name="P16">El método execute se usa para ejecutar sentencias que devuelven más de un <text:span text:style-name="T7">R</text:span>esult<text:span text:style-name="T7">S</text:span>et, más que un update count o una combinación de ambos. </text:p>
          <text:p text:style-name="P16"/>
        </text:list-item>
      </text:list>
      <text:p text:style-name="P19">Todos los métodos que ejecutan sentencias cierran los objetos Resultset abiertos como resultado de las llamadas a Statement. Esto quiere decir que es necesario completar el proceso con el actual objeto Resulset antes de reejecutar una sentencia Statement.</text:p>
      <text:p text:style-name="P19">Debe notarse que la interfase PreparedStatement, que hereda los métodos de la interfase Statement, tiene sus propias versiones de los métodos executeQuery, executeUpdate y execute. Los objetos Statement en si mismos no contienen una sentencia SQL, por tanto debe suministrarse como un argumento a los métodos Statement.execute. Los objetos PreparedStatement no suministran una sentencia SQL como argumento a estos métodos puesto que ya tienen la sentencia precompilada. Los objetos CallableStatement heredan las formas de estos métodos de PreparedStatement. Usar un parametro de query con las versiones de los métodos de PreparedStatement o CallableStatement producir<text:span text:style-name="T15">ía</text:span> una SQLException,.</text:p>
      <text:p text:style-name="P22"><text:span text:style-name="T1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serif"/>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4:01:57.340798341</meta:creation-date>
    <dc:date>2017-02-25T23:30:26.918491174</dc:date>
    <meta:editing-duration>PT6M2S</meta:editing-duration>
    <meta:editing-cycles>2</meta:editing-cycles>
    <meta:generator>LibreOffice/4.2.8.2$Linux_X86_64 LibreOffice_project/420m0$Build-2</meta:generator>
    <meta:document-statistic meta:table-count="0" meta:image-count="0" meta:object-count="0" meta:page-count="2" meta:paragraph-count="27" meta:word-count="554" meta:character-count="3695" meta:non-whitespace-character-count="3165"/>
  </office:meta>
</office:document-meta>
</file>